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a1670"/>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Preformatted_20_Text">
      <style:paragraph-properties fo:margin-top="0in" fo:margin-bottom="0.1965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T1" style:family="text">
      <style:text-properties officeooo:rsid="000a167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mplement RAG on Ollama and Win 11</text:span></text:span></text:p>
      <text:p text:style-name="P1"><text:span text:style-name="Strong_20_Emphasis"><text:date style:data-style-name="N37" text:date-value="2026-02-14T19:15:53.808449045" text:fixed="true">02/14/26</text:date></text:span></text:p>
      <text:p text:style-name="P1"><text:span text:style-name="Strong_20_Emphasis">Planning detailed steps</text:span></text:p>
      <text:p text:style-name="Text_20_body">I need to provide a detailed, step-by-step plan, but the system says to keep verbosity minimal. However, the question is complex, so I can include more detail. I'll base it on the attached RAG report and project tree. I’ll outline phases like prerequisites, repo prep, Python environment, embeddings/Chroma, indexer, query script, and optional FastAPI and RabbitMQ automation. I’ll also tie everything to directories and include citations with quotes from the document. Let’s get started! You’ve already done the hard thinking. Now it’s “just” wiring it into something real and repeatable.</text:p>
      <text:p text:style-name="Text_20_body">Below is a concrete, end‑to‑end implementation plan for RAG on your existing <text:span text:style-name="Source_20_Text">sentinel-ops</text:span> tree, using Ollama + Python + Chroma, with a clear path to grow into the full FastAPI + RabbitMQ architecture described in your whitepaper.</text:p>
      <text:p text:style-name="Quotations">“The goal is to transform your existing documentation, manifests, SBOMs, Terraform, and operational reports into a private, intelligent knowledge base that an LLM can query with high fidelity.”</text:p>
      <text:p text:style-name="Horizontal_20_Line"/>
      <text:h text:style-name="Heading_20_2" text:outline-level="2">1. Decide where the RAG engine lives</text:h>
      <text:p text:style-name="Text_20_body"><text:span text:style-name="Strong_20_Emphasis">Goal:</text:span> Run the RAG engine on your Win11 OptiPlex 7090, pointed at the local <text:span text:style-name="Source_20_Text">sentinel-ops</text:span> repo.</text:p>
      <text:list text:style-name="L1">
        <text:list-item>
          <text:p text:style-name="P2"><text:span text:style-name="Strong_20_Emphasis">Machine:</text:span> Win11 OptiPlex 7090 (i5, 16GB) </text:p>
        </text:list-item>
        <text:list-item>
          <text:p text:style-name="P2"><text:span text:style-name="Strong_20_Emphasis">Repo path:</text:span> <text:span text:style-name="Source_20_Text">C:\Users\Andy\sentinel-ops</text:span> (or WSL path if you use WSL) </text:p>
        </text:list-item>
        <text:list-item>
          <text:p text:style-name="P2"><text:span text:style-name="Strong_20_Emphasis">Model (Ollama):</text:span> <text:span text:style-name="Source_20_Text">gemma3:4b</text:span> as your default reasoning engine </text:p>
        </text:list-item>
        <text:list-item>
          <text:p text:style-name="P2"><text:span text:style-name="Strong_20_Emphasis">Vector store:</text:span> ChromaDB (local, file‑backed) </text:p>
        </text:list-item>
        <text:list-item>
          <text:p text:style-name="P3"><text:span text:style-name="Strong_20_Emphasis">Language:</text:span> Python 3.11+ recommended </text:p>
        </text:list-item>
      </text:list>
      <text:p text:style-name="Horizontal_20_Line"/>
      <text:h text:style-name="Heading_20_2" text:outline-level="2">2. Prepare the <text:span text:style-name="Source_20_Text">sentinel-ops</text:span> repo for RAG</text:h>
      <text:p text:style-name="Text_20_body">You already have the right structure:</text:p>
      <text:p text:style-name="Quotations">“This structure is perfect for a Git-driven RAG ingestion pipeline.”</text:p>
      <text:p text:style-name="Text_20_body">From your tree:</text:p>
      <text:list text:style-name="L2">
        <text:list-item>
          <text:p text:style-name="P4"><text:span text:style-name="Strong_20_Emphasis">High‑value RAG sources:</text:span> </text:p>
          <text:list>
            <text:list-item>
              <text:p text:style-name="P4"><text:span text:style-name="Source_20_Text">reports/</text:span> (especially <text:span text:style-name="Source_20_Text">reports/sessions/</text:span>) </text:p>
            </text:list-item>
            <text:list-item>
              <text:p text:style-name="P4"><text:span text:style-name="Source_20_Text">cluster/</text:span> (Longhorn, MetalLB, RabbitMQ YAML) </text:p>
            </text:list-item>
            <text:list-item>
              <text:p text:style-name="P4"><text:span text:style-name="Source_20_Text">terraform/</text:span> (Proxmox + RabbitMQ IaC) </text:p>
            </text:list-item>
            <text:list-item>
              <text:p text:style-name="P4"><text:span text:style-name="Source_20_Text">infrastructure/</text:span> (RKE2 config, cloud‑init) </text:p>
            </text:list-item>
            <text:list-item>
              <text:p text:style-name="P4"><text:soft-page-break/><text:span text:style-name="Source_20_Text">scripts/</text:span> </text:p>
            </text:list-item>
            <text:list-item>
              <text:p text:style-name="P5"><text:span text:style-name="Source_20_Text">artifacts/sboms/</text:span> (selectively) </text:p>
            </text:list-item>
          </text:list>
        </text:list-item>
      </text:list>
      <text:p text:style-name="Text_20_body">Add a dedicated RAG folder to the repo:</text:p>
      <text:p text:style-name="Preformatted_20_Text"><text:span text:style-name="Source_20_Text">sentinel-ops/</text:span></text:p>
      <text:p text:style-name="Preformatted_20_Text"><text:span text:style-name="Source_20_Text"><text:s text:c="2"/>rag/</text:span></text:p>
      <text:p text:style-name="Preformatted_20_Text"><text:span text:style-name="Source_20_Text"><text:s text:c="4"/>ingest.py</text:span></text:p>
      <text:p text:style-name="Preformatted_20_Text"><text:span text:style-name="Source_20_Text"><text:s text:c="4"/>query.py</text:span></text:p>
      <text:p text:style-name="Preformatted_20_Text"><text:span text:style-name="Source_20_Text"><text:s text:c="4"/>config.yaml</text:span></text:p>
      <text:p text:style-name="Preformatted_20_Text"><text:span text:style-name="Source_20_Text"><text:s text:c="4"/>vectorstore/ <text:s text:c="7"/># Chroma files will live here</text:span></text:p>
      <text:p text:style-name="P6"><text:span text:style-name="Source_20_Text"><text:s text:c="4"/>embeddings/ <text:s text:c="8"/># optional, if you want to separate</text:span></text:p>
      <text:p text:style-name="Text_20_body">Commit this structure to Git once you’ve created it.</text:p>
      <text:p text:style-name="Horizontal_20_Line"/>
      <text:h text:style-name="Heading_20_2" text:outline-level="2">3. Install prerequisites</text:h>
      <text:h text:style-name="Heading_20_3" text:outline-level="3">3.1 Ollama + model</text:h>
      <text:list text:style-name="L3">
        <text:list-item>
          <text:p text:style-name="P7">Install Ollama on Win11. </text:p>
        </text:list-item>
        <text:list-item>
          <text:p text:style-name="P8">Pull your model: </text:p>
        </text:list-item>
      </text:list>
      <text:p text:style-name="P6"><text:span text:style-name="Source_20_Text">ollama pull gemma3:4b</text:span></text:p>
      <text:p text:style-name="Text_20_body">(Or whichever model you settle on.)</text:p>
      <text:h text:style-name="Heading_20_3" text:outline-level="3">3.2 Python environment</text:h>
      <text:p text:style-name="Text_20_body">In <text:span text:style-name="Source_20_Text">sentinel-ops/rag</text:span>:</text:p>
      <text:p text:style-name="Preformatted_20_Text"><text:span text:style-name="Source_20_Text">python -m venv .venv</text:span></text:p>
      <text:p text:style-name="Preformatted_20_Text"><text:span text:style-name="Source_20_Text">.venv\Scripts\activate <text:s/># or source .venv/bin/activate on WSL/Linux</text:span></text:p>
      <text:p text:style-name="Preformatted_20_Text"/>
      <text:p text:style-name="P6"><text:span text:style-name="Source_20_Text">pip install chromadb sentence-transformers pydantic fastapi uvicorn[standard]</text:span></text:p>
      <text:p text:style-name="Text_20_body">For embeddings, use a BGE model as per your report:</text:p>
      <text:p text:style-name="Quotations">“Recommended: bge-base-en-v1.5”</text:p>
      <text:p text:style-name="P6"><text:span text:style-name="Source_20_Text">pip install "sentence-transformers[bge]"</text:span></text:p>
      <text:p text:style-name="Horizontal_20_Line"/>
      <text:h text:style-name="Heading_20_2" text:outline-level="2">4. Define RAG configuration</text:h>
      <text:p text:style-name="Text_20_body">Create <text:span text:style-name="Source_20_Text">rag/config.yaml</text:span>:</text:p>
      <text:p text:style-name="Preformatted_20_Text"><text:span text:style-name="Source_20_Text">repo_root: "../" <text:s text:c="9"/># relative to rag/ directory</text:span></text:p>
      <text:p text:style-name="Preformatted_20_Text"><text:span text:style-name="Source_20_Text">include_extensions:</text:span></text:p>
      <text:p text:style-name="Preformatted_20_Text"><text:span text:style-name="Source_20_Text"><text:s text:c="2"/>- ".md"</text:span></text:p>
      <text:p text:style-name="Preformatted_20_Text"><text:span text:style-name="Source_20_Text"><text:s text:c="2"/>- ".MD"</text:span></text:p>
      <text:p text:style-name="Preformatted_20_Text"><text:soft-page-break/><text:span text:style-name="Source_20_Text"><text:s text:c="2"/>- ".txt"</text:span></text:p>
      <text:p text:style-name="Preformatted_20_Text"><text:span text:style-name="Source_20_Text"><text:s text:c="2"/>- ".yaml"</text:span></text:p>
      <text:p text:style-name="Preformatted_20_Text"><text:span text:style-name="Source_20_Text"><text:s text:c="2"/>- ".yml"</text:span></text:p>
      <text:p text:style-name="Preformatted_20_Text"><text:span text:style-name="Source_20_Text"><text:s text:c="2"/>- ".tf"</text:span></text:p>
      <text:p text:style-name="Preformatted_20_Text"><text:span text:style-name="Source_20_Text"><text:s text:c="2"/>- ".json"</text:span></text:p>
      <text:p text:style-name="Preformatted_20_Text"/>
      <text:p text:style-name="Preformatted_20_Text"><text:span text:style-name="Source_20_Text">include_paths:</text:span></text:p>
      <text:p text:style-name="Preformatted_20_Text"><text:span text:style-name="Source_20_Text"><text:s text:c="2"/>- "reports"</text:span></text:p>
      <text:p text:style-name="Preformatted_20_Text"><text:span text:style-name="Source_20_Text"><text:s text:c="2"/>- "cluster"</text:span></text:p>
      <text:p text:style-name="Preformatted_20_Text"><text:span text:style-name="Source_20_Text"><text:s text:c="2"/>- "terraform"</text:span></text:p>
      <text:p text:style-name="Preformatted_20_Text"><text:span text:style-name="Source_20_Text"><text:s text:c="2"/>- "infrastructure"</text:span></text:p>
      <text:p text:style-name="Preformatted_20_Text"><text:span text:style-name="Source_20_Text"><text:s text:c="2"/>- "scripts"</text:span></text:p>
      <text:p text:style-name="Preformatted_20_Text"><text:span text:style-name="Source_20_Text"><text:s text:c="2"/>- "artifacts/sboms"</text:span></text:p>
      <text:p text:style-name="Preformatted_20_Text"/>
      <text:p text:style-name="Preformatted_20_Text"><text:span text:style-name="Source_20_Text">chunk_size: 800 <text:s text:c="10"/># tokens</text:span></text:p>
      <text:p text:style-name="Preformatted_20_Text"><text:span text:style-name="Source_20_Text">chunk_overlap: 100 <text:s text:c="7"/># tokens</text:span></text:p>
      <text:p text:style-name="Preformatted_20_Text"><text:span text:style-name="Source_20_Text">embedding_model: "BAAI/bge-base-en-v1.5"</text:span></text:p>
      <text:p text:style-name="Preformatted_20_Text"><text:span text:style-name="Source_20_Text">vectorstore_path: "vectorstore"</text:span></text:p>
      <text:p text:style-name="P6"><text:span text:style-name="Source_20_Text">ollama_model: "gemma3:4b"</text:span></text:p>
      <text:p text:style-name="Text_20_body">These values align with your whitepaper’s guidance:</text:p>
      <text:p text:style-name="Quotations">“Chunk size: 512-1024 tokens… Overlap: 50-100 tokens.”</text:p>
      <text:p text:style-name="Horizontal_20_Line"/>
      <text:h text:style-name="Heading_20_2" text:outline-level="2">5. Implement the ingestion pipeline (<text:span text:style-name="Source_20_Text">ingest.py</text:span>)</text:h>
      <text:p text:style-name="Text_20_body">High‑level steps (matching your report’s “File Loader → Text Splitter → Embeddings → Vector Store → Index Writer”):</text:p>
      <text:list text:style-name="L4">
        <text:list-item>
          <text:p text:style-name="P9">Load config. </text:p>
        </text:list-item>
        <text:list-item>
          <text:p text:style-name="P9">Walk the repo from <text:span text:style-name="Source_20_Text">repo_root</text:span>. </text:p>
        </text:list-item>
        <text:list-item>
          <text:p text:style-name="P9">Filter by <text:span text:style-name="Source_20_Text">include_paths</text:span> and <text:span text:style-name="Source_20_Text">include_extensions</text:span>. </text:p>
        </text:list-item>
        <text:list-item>
          <text:p text:style-name="P9">Read file content. </text:p>
        </text:list-item>
        <text:list-item>
          <text:p text:style-name="P9">Chunk into overlapping segments. </text:p>
        </text:list-item>
        <text:list-item>
          <text:p text:style-name="P9">Embed each chunk. </text:p>
        </text:list-item>
        <text:list-item>
          <text:p text:style-name="P9">Store in Chroma with metadata: </text:p>
          <text:list>
            <text:list-item>
              <text:p text:style-name="P9"><text:span text:style-name="Source_20_Text">file_path</text:span> </text:p>
            </text:list-item>
            <text:list-item>
              <text:p text:style-name="P9"><text:span text:style-name="Source_20_Text">chunk_id</text:span> </text:p>
            </text:list-item>
            <text:list-item>
              <text:p text:style-name="P9"><text:span text:style-name="Source_20_Text">relative_path</text:span> </text:p>
            </text:list-item>
            <text:list-item>
              <text:p text:style-name="P10"><text:span text:style-name="Source_20_Text">category</text:span> (derived from top‑level folder: <text:span text:style-name="Source_20_Text">reports</text:span>, <text:span text:style-name="Source_20_Text">cluster</text:span>, etc.) </text:p>
            </text:list-item>
          </text:list>
        </text:list-item>
      </text:list>
      <text:p text:style-name="Text_20_body">Pseudo‑code outline:</text:p>
      <text:p text:style-name="Preformatted_20_Text"><text:span text:style-name="Source_20_Text"># rag/ingest.py</text:span></text:p>
      <text:p text:style-name="Preformatted_20_Text"><text:span text:style-name="Source_20_Text">import os, yaml, uuid</text:span></text:p>
      <text:p text:style-name="Preformatted_20_Text"><text:span text:style-name="Source_20_Text">import chromadb</text:span></text:p>
      <text:p text:style-name="Preformatted_20_Text"><text:span text:style-name="Source_20_Text">from sentence_transformers import SentenceTransformer</text:span></text:p>
      <text:p text:style-name="Preformatted_20_Text"/>
      <text:p text:style-name="Preformatted_20_Text"><text:span text:style-name="Source_20_Text">def load_config():</text:span></text:p>
      <text:p text:style-name="Preformatted_20_Text"><text:span text:style-name="Source_20_Text"><text:s text:c="4"/>with open("config.yaml") as f:</text:span></text:p>
      <text:p text:style-name="Preformatted_20_Text"><text:soft-page-break/><text:span text:style-name="Source_20_Text"><text:s text:c="8"/>return yaml.safe_load(f)</text:span></text:p>
      <text:p text:style-name="Preformatted_20_Text"/>
      <text:p text:style-name="Preformatted_20_Text"><text:span text:style-name="Source_20_Text">def iter_files(root, include_paths, include_exts):</text:span></text:p>
      <text:p text:style-name="Preformatted_20_Text"><text:span text:style-name="Source_20_Text"><text:s text:c="4"/>for base in include_paths:</text:span></text:p>
      <text:p text:style-name="Preformatted_20_Text"><text:span text:style-name="Source_20_Text"><text:s text:c="8"/>base_path = os.path.join(root, base)</text:span></text:p>
      <text:p text:style-name="Preformatted_20_Text"><text:span text:style-name="Source_20_Text"><text:s text:c="8"/>for dirpath, _, filenames in os.walk(base_path):</text:span></text:p>
      <text:p text:style-name="Preformatted_20_Text"><text:span text:style-name="Source_20_Text"><text:s text:c="12"/>for name in filenames:</text:span></text:p>
      <text:p text:style-name="Preformatted_20_Text"><text:span text:style-name="Source_20_Text"><text:s text:c="16"/>if any(name.endswith(ext) for ext in include_exts):</text:span></text:p>
      <text:p text:style-name="Preformatted_20_Text"><text:span text:style-name="Source_20_Text"><text:s text:c="20"/>yield os.path.join(dirpath, name)</text:span></text:p>
      <text:p text:style-name="Preformatted_20_Text"/>
      <text:p text:style-name="Preformatted_20_Text"><text:span text:style-name="Source_20_Text">def chunk_text(text, size, overlap):</text:span></text:p>
      <text:p text:style-name="Preformatted_20_Text"><text:span text:style-name="Source_20_Text"><text:s text:c="4"/>words = text.split()</text:span></text:p>
      <text:p text:style-name="Preformatted_20_Text"><text:span text:style-name="Source_20_Text"><text:s text:c="4"/>step = size - overlap</text:span></text:p>
      <text:p text:style-name="Preformatted_20_Text"><text:span text:style-name="Source_20_Text"><text:s text:c="4"/>for i in range(0, max(len(words) - overlap, 1), step):</text:span></text:p>
      <text:p text:style-name="Preformatted_20_Text"><text:span text:style-name="Source_20_Text"><text:s text:c="8"/>yield " ".join(words[i:i+size])</text:span></text:p>
      <text:p text:style-name="Preformatted_20_Text"/>
      <text:p text:style-name="Preformatted_20_Text"><text:span text:style-name="Source_20_Text">def main():</text:span></text:p>
      <text:p text:style-name="Preformatted_20_Text"><text:span text:style-name="Source_20_Text"><text:s text:c="4"/>cfg = load_config()</text:span></text:p>
      <text:p text:style-name="Preformatted_20_Text"><text:span text:style-name="Source_20_Text"><text:s text:c="4"/>repo_root = os.path.abspath(os.path.join(os.path.dirname(__file__), cfg["repo_root"]))</text:span></text:p>
      <text:p text:style-name="Preformatted_20_Text"/>
      <text:p text:style-name="Preformatted_20_Text"><text:span text:style-name="Source_20_Text"><text:s text:c="4"/>model = SentenceTransformer(cfg["embedding_model"])</text:span></text:p>
      <text:p text:style-name="Preformatted_20_Text"><text:span text:style-name="Source_20_Text"><text:s text:c="4"/>client = chromadb.PersistentClient(path=cfg["vectorstore_path"])</text:span></text:p>
      <text:p text:style-name="Preformatted_20_Text"><text:span text:style-name="Source_20_Text"><text:s text:c="4"/>collection = client.get_or_create_collection("sentinel_ops")</text:span></text:p>
      <text:p text:style-name="Preformatted_20_Text"/>
      <text:p text:style-name="Preformatted_20_Text"><text:span text:style-name="Source_20_Text"><text:s text:c="4"/>docs, metadatas, ids = [], [], []</text:span></text:p>
      <text:p text:style-name="Preformatted_20_Text"/>
      <text:p text:style-name="Preformatted_20_Text"><text:span text:style-name="Source_20_Text"><text:s text:c="4"/>for path in iter_files(repo_root, cfg["include_paths"], cfg["include_extensions"]):</text:span></text:p>
      <text:p text:style-name="Preformatted_20_Text"><text:span text:style-name="Source_20_Text"><text:s text:c="8"/>rel = os.path.relpath(path, repo_root)</text:span></text:p>
      <text:p text:style-name="Preformatted_20_Text"><text:span text:style-name="Source_20_Text"><text:s text:c="8"/>category = rel.split(os.sep)[0]</text:span></text:p>
      <text:p text:style-name="Preformatted_20_Text"><text:span text:style-name="Source_20_Text"><text:s text:c="8"/>with open(path, "r", encoding="utf-8", errors="ignore") as f:</text:span></text:p>
      <text:p text:style-name="Preformatted_20_Text"><text:span text:style-name="Source_20_Text"><text:s text:c="12"/>text = f.read()</text:span></text:p>
      <text:p text:style-name="Preformatted_20_Text"><text:span text:style-name="Source_20_Text"><text:s text:c="8"/>for idx, chunk in enumerate(chunk_text(text, cfg["chunk_size"], cfg["chunk_overlap"])):</text:span></text:p>
      <text:p text:style-name="Preformatted_20_Text"><text:span text:style-name="Source_20_Text"><text:s text:c="12"/>docs.append(chunk)</text:span></text:p>
      <text:p text:style-name="Preformatted_20_Text"><text:span text:style-name="Source_20_Text"><text:s text:c="12"/>metadatas.append({"file": rel, "category": category, "chunk_index": idx})</text:span></text:p>
      <text:p text:style-name="Preformatted_20_Text"><text:span text:style-name="Source_20_Text"><text:s text:c="12"/>ids.append(str(uuid.uuid4()))</text:span></text:p>
      <text:p text:style-name="Preformatted_20_Text"/>
      <text:p text:style-name="Preformatted_20_Text"><text:span text:style-name="Source_20_Text"><text:s text:c="4"/>embeddings = model.encode(docs, convert_to_numpy=True)</text:span></text:p>
      <text:p text:style-name="Preformatted_20_Text"><text:span text:style-name="Source_20_Text"><text:s text:c="4"/>collection.add(documents=docs, metadatas=metadatas, ids=ids)</text:span></text:p>
      <text:p text:style-name="Preformatted_20_Text"/>
      <text:p text:style-name="Preformatted_20_Text"><text:span text:style-name="Source_20_Text">if __name__ == "__main__":</text:span></text:p>
      <text:p text:style-name="P6"><text:span text:style-name="Source_20_Text"><text:s text:c="4"/>main()</text:span></text:p>
      <text:p text:style-name="Text_20_body">Run:</text:p>
      <text:p text:style-name="Preformatted_20_Text"><text:span text:style-name="Source_20_Text">cd sentinel-ops/rag</text:span></text:p>
      <text:p text:style-name="Preformatted_20_Text"><text:span text:style-name="Source_20_Text">.venv\Scripts\activate</text:span></text:p>
      <text:p text:style-name="P6"><text:span text:style-name="Source_20_Text">python ingest.py</text:span></text:p>
      <text:p text:style-name="Text_20_body">This builds your initial vector store.</text:p>
      <text:p text:style-name="Horizontal_20_Line"/>
      <text:h text:style-name="Heading_20_2" text:outline-level="2"><text:soft-page-break/>6. Implement the query path (<text:span text:style-name="Source_20_Text">query.py</text:span>)</text:h>
      <text:p text:style-name="Text_20_body">Flow should match your report’s RAG query service:</text:p>
      <text:p text:style-name="Quotations">“1. Convert question -&gt; embedding<text:line-break/>2. Query ChromaDB<text:line-break/>3. Build context window<text:line-break/>4. Send to Ollama<text:line-break/>5. Return grounded answer”</text:p>
      <text:p text:style-name="Text_20_body">Outline:</text:p>
      <text:p text:style-name="Preformatted_20_Text"><text:span text:style-name="Source_20_Text"># rag/query.py</text:span></text:p>
      <text:p text:style-name="Preformatted_20_Text"><text:span text:style-name="Source_20_Text">import yaml, requests, textwrap</text:span></text:p>
      <text:p text:style-name="Preformatted_20_Text"><text:span text:style-name="Source_20_Text">import chromadb</text:span></text:p>
      <text:p text:style-name="Preformatted_20_Text"><text:span text:style-name="Source_20_Text">from sentence_transformers import SentenceTransformer</text:span></text:p>
      <text:p text:style-name="Preformatted_20_Text"/>
      <text:p text:style-name="Preformatted_20_Text"><text:span text:style-name="Source_20_Text">def load_config():</text:span></text:p>
      <text:p text:style-name="Preformatted_20_Text"><text:span text:style-name="Source_20_Text"><text:s text:c="4"/>with open("config.yaml") as f:</text:span></text:p>
      <text:p text:style-name="Preformatted_20_Text"><text:span text:style-name="Source_20_Text"><text:s text:c="8"/>return yaml.safe_load(f)</text:span></text:p>
      <text:p text:style-name="Preformatted_20_Text"/>
      <text:p text:style-name="Preformatted_20_Text"><text:span text:style-name="Source_20_Text">def build_prompt(question, contexts):</text:span></text:p>
      <text:p text:style-name="Preformatted_20_Text"><text:span text:style-name="Source_20_Text"><text:s text:c="4"/>canon_instructions = textwrap.dedent("""</text:span></text:p>
      <text:p text:style-name="Preformatted_20_Text"><text:span text:style-name="Source_20_Text"><text:s text:c="4"/>You are working on the Sentinel-Ops project.</text:span></text:p>
      <text:p text:style-name="Preformatted_20_Text"><text:span text:style-name="Source_20_Text"><text:s text:c="4"/>Use ONLY the provided context as the source of truth.</text:span></text:p>
      <text:p text:style-name="Preformatted_20_Text"><text:span text:style-name="Source_20_Text"><text:s text:c="4"/>If the question cannot be answered from the context, say so explicitly.</text:span></text:p>
      <text:p text:style-name="Preformatted_20_Text"><text:span text:style-name="Source_20_Text"><text:s text:c="4"/>Do not change project goals or assumptions unless explicitly instructed.</text:span></text:p>
      <text:p text:style-name="Preformatted_20_Text"><text:span text:style-name="Source_20_Text"><text:s text:c="4"/>""")</text:span></text:p>
      <text:p text:style-name="Preformatted_20_Text"><text:span text:style-name="Source_20_Text"><text:s text:c="4"/>context_block = "\n\n".join(</text:span></text:p>
      <text:p text:style-name="Preformatted_20_Text"><text:span text:style-name="Source_20_Text"><text:s text:c="8"/>f"[{i+1}] From {c['file']}:\n{c['text']}"</text:span></text:p>
      <text:p text:style-name="Preformatted_20_Text"><text:span text:style-name="Source_20_Text"><text:s text:c="8"/>for i, c in enumerate(contexts)</text:span></text:p>
      <text:p text:style-name="Preformatted_20_Text"><text:span text:style-name="Source_20_Text"><text:s text:c="4"/>)</text:span></text:p>
      <text:p text:style-name="Preformatted_20_Text"><text:span text:style-name="Source_20_Text"><text:s text:c="4"/>return f"""{canon_instructions}</text:span></text:p>
      <text:p text:style-name="Preformatted_20_Text"/>
      <text:p text:style-name="Preformatted_20_Text"><text:span text:style-name="Source_20_Text">Context:</text:span></text:p>
      <text:p text:style-name="Preformatted_20_Text"><text:span text:style-name="Source_20_Text">{context_block}</text:span></text:p>
      <text:p text:style-name="Preformatted_20_Text"/>
      <text:p text:style-name="Preformatted_20_Text"><text:span text:style-name="Source_20_Text">Question:</text:span></text:p>
      <text:p text:style-name="Preformatted_20_Text"><text:span text:style-name="Source_20_Text">{question}</text:span></text:p>
      <text:p text:style-name="Preformatted_20_Text"/>
      <text:p text:style-name="Preformatted_20_Text"><text:span text:style-name="Source_20_Text">Answer with a concise, technically accurate response grounded in the context above.</text:span></text:p>
      <text:p text:style-name="Preformatted_20_Text"><text:span text:style-name="Source_20_Text">"""</text:span></text:p>
      <text:p text:style-name="Preformatted_20_Text"/>
      <text:p text:style-name="Preformatted_20_Text"><text:span text:style-name="Source_20_Text">def query_ollama(model_name, prompt):</text:span></text:p>
      <text:p text:style-name="Preformatted_20_Text"><text:span text:style-name="Source_20_Text"><text:s text:c="4"/>resp = requests.post(</text:span></text:p>
      <text:p text:style-name="Preformatted_20_Text"><text:span text:style-name="Source_20_Text"><text:s text:c="8"/>"http://localhost:11434/api/generate",</text:span></text:p>
      <text:p text:style-name="Preformatted_20_Text"><text:span text:style-name="Source_20_Text"><text:s text:c="8"/>json={"model": model_name, "prompt": prompt, "stream": False},</text:span></text:p>
      <text:p text:style-name="Preformatted_20_Text"><text:span text:style-name="Source_20_Text"><text:s text:c="8"/>timeout=600,</text:span></text:p>
      <text:p text:style-name="Preformatted_20_Text"><text:span text:style-name="Source_20_Text"><text:s text:c="4"/>)</text:span></text:p>
      <text:p text:style-name="Preformatted_20_Text"><text:span text:style-name="Source_20_Text"><text:s text:c="4"/>resp.raise_for_status()</text:span></text:p>
      <text:p text:style-name="Preformatted_20_Text"><text:span text:style-name="Source_20_Text"><text:s text:c="4"/>return resp.json()["response"]</text:span></text:p>
      <text:p text:style-name="Preformatted_20_Text"/>
      <text:p text:style-name="Preformatted_20_Text"><text:span text:style-name="Source_20_Text">def main():</text:span></text:p>
      <text:p text:style-name="Preformatted_20_Text"><text:span text:style-name="Source_20_Text"><text:s text:c="4"/>cfg = load_config()</text:span></text:p>
      <text:p text:style-name="Preformatted_20_Text"><text:span text:style-name="Source_20_Text"><text:s text:c="4"/>client = chromadb.PersistentClient(path=cfg["vectorstore_path"])</text:span></text:p>
      <text:p text:style-name="Preformatted_20_Text"><text:span text:style-name="Source_20_Text"><text:s text:c="4"/>collection = client.get_collection("sentinel_ops")</text:span></text:p>
      <text:p text:style-name="Preformatted_20_Text"><text:span text:style-name="Source_20_Text"><text:s text:c="4"/>embed_model = SentenceTransformer(cfg["embedding_model"])</text:span></text:p>
      <text:p text:style-name="Preformatted_20_Text"><text:soft-page-break/></text:p>
      <text:p text:style-name="Preformatted_20_Text"><text:span text:style-name="Source_20_Text"><text:s text:c="4"/>question = input("Question: ")</text:span></text:p>
      <text:p text:style-name="Preformatted_20_Text"><text:span text:style-name="Source_20_Text"><text:s text:c="4"/>q_emb = embed_model.encode([question])</text:span></text:p>
      <text:p text:style-name="Preformatted_20_Text"/>
      <text:p text:style-name="Preformatted_20_Text"><text:span text:style-name="Source_20_Text"><text:s text:c="4"/>results = collection.query(</text:span></text:p>
      <text:p text:style-name="Preformatted_20_Text"><text:span text:style-name="Source_20_Text"><text:s text:c="8"/>query_embeddings=q_emb,</text:span></text:p>
      <text:p text:style-name="Preformatted_20_Text"><text:span text:style-name="Source_20_Text"><text:s text:c="8"/>n_results=6,</text:span></text:p>
      <text:p text:style-name="Preformatted_20_Text"><text:span text:style-name="Source_20_Text"><text:s text:c="4"/>)</text:span></text:p>
      <text:p text:style-name="Preformatted_20_Text"/>
      <text:p text:style-name="Preformatted_20_Text"><text:span text:style-name="Source_20_Text"><text:s text:c="4"/>contexts = []</text:span></text:p>
      <text:p text:style-name="Preformatted_20_Text"><text:span text:style-name="Source_20_Text"><text:s text:c="4"/>for doc, meta in zip(results["documents"][0], results["metadatas"][0]):</text:span></text:p>
      <text:p text:style-name="Preformatted_20_Text"><text:span text:style-name="Source_20_Text"><text:s text:c="8"/>contexts.append({"text": doc, "file": meta["file"]})</text:span></text:p>
      <text:p text:style-name="Preformatted_20_Text"/>
      <text:p text:style-name="Preformatted_20_Text"><text:span text:style-name="Source_20_Text"><text:s text:c="4"/>prompt = build_prompt(question, contexts)</text:span></text:p>
      <text:p text:style-name="Preformatted_20_Text"><text:span text:style-name="Source_20_Text"><text:s text:c="4"/>answer = query_ollama(cfg["ollama_model"], prompt)</text:span></text:p>
      <text:p text:style-name="Preformatted_20_Text"><text:span text:style-name="Source_20_Text"><text:s text:c="4"/>print("\n--- Answer ---\n")</text:span></text:p>
      <text:p text:style-name="Preformatted_20_Text"><text:span text:style-name="Source_20_Text"><text:s text:c="4"/>print(answer)</text:span></text:p>
      <text:p text:style-name="Preformatted_20_Text"/>
      <text:p text:style-name="Preformatted_20_Text"><text:span text:style-name="Source_20_Text">if __name__ == "__main__":</text:span></text:p>
      <text:p text:style-name="P6"><text:span text:style-name="Source_20_Text"><text:s text:c="4"/>main()</text:span></text:p>
      <text:p text:style-name="Text_20_body">Run:</text:p>
      <text:p text:style-name="Preformatted_20_Text"><text:span text:style-name="Source_20_Text">cd sentinel-ops/rag</text:span></text:p>
      <text:p text:style-name="Preformatted_20_Text"><text:span text:style-name="Source_20_Text">.venv\Scripts\activate</text:span></text:p>
      <text:p text:style-name="P6"><text:span text:style-name="Source_20_Text">python query.py</text:span></text:p>
      <text:p text:style-name="Text_20_body">Ask things like:</text:p>
      <text:list text:style-name="L5">
        <text:list-item>
          <text:p text:style-name="P11">“Summarise my RKE2 architecture.” </text:p>
        </text:list-item>
        <text:list-item>
          <text:p text:style-name="P11">“How is MetalLB configured in Sentinel‑Ops?” </text:p>
        </text:list-item>
        <text:list-item>
          <text:p text:style-name="P12">“Show me the Terraform resources for RabbitMQ.” </text:p>
        </text:list-item>
      </text:list>
      <text:p text:style-name="Horizontal_20_Line"/>
      <text:h text:style-name="Heading_20_2" text:outline-level="2">7. (Optional) Wrap it in FastAPI</text:h>
      <text:p text:style-name="Text_20_body">Your whitepaper explicitly calls out a FastAPI RAG service:</text:p>
      <text:p text:style-name="Quotations">“FastAPI RAG service -&gt; Deployment”</text:p>
      <text:p text:style-name="Text_20_body">Minimal <text:span text:style-name="Source_20_Text">rag/api.py</text:span>:</text:p>
      <text:p text:style-name="Preformatted_20_Text"><text:span text:style-name="Source_20_Text">from fastapi import FastAPI</text:span></text:p>
      <text:p text:style-name="Preformatted_20_Text"><text:span text:style-name="Source_20_Text">from pydantic import BaseModel</text:span></text:p>
      <text:p text:style-name="Preformatted_20_Text"><text:span text:style-name="Source_20_Text">from query import load_config, query_ollama, build_prompt</text:span></text:p>
      <text:p text:style-name="Preformatted_20_Text"><text:span text:style-name="Source_20_Text">import chromadb</text:span></text:p>
      <text:p text:style-name="Preformatted_20_Text"><text:span text:style-name="Source_20_Text">from sentence_transformers import SentenceTransformer</text:span></text:p>
      <text:p text:style-name="Preformatted_20_Text"/>
      <text:p text:style-name="Preformatted_20_Text"><text:span text:style-name="Source_20_Text">app = FastAPI()</text:span></text:p>
      <text:p text:style-name="Preformatted_20_Text"><text:span text:style-name="Source_20_Text">cfg = load_config()</text:span></text:p>
      <text:p text:style-name="Preformatted_20_Text"><text:span text:style-name="Source_20_Text">client = chromadb.PersistentClient(path=cfg["vectorstore_path"])</text:span></text:p>
      <text:p text:style-name="Preformatted_20_Text"><text:span text:style-name="Source_20_Text">collection = client.get_collection("sentinel_ops")</text:span></text:p>
      <text:p text:style-name="Preformatted_20_Text"><text:span text:style-name="Source_20_Text">embed_model = SentenceTransformer(cfg["embedding_model"])</text:span></text:p>
      <text:p text:style-name="Preformatted_20_Text"/>
      <text:p text:style-name="Preformatted_20_Text"><text:span text:style-name="Source_20_Text">class QueryPayload(BaseModel):</text:span></text:p>
      <text:p text:style-name="Preformatted_20_Text"><text:soft-page-break/><text:span text:style-name="Source_20_Text"><text:s text:c="4"/>question: str</text:span></text:p>
      <text:p text:style-name="Preformatted_20_Text"/>
      <text:p text:style-name="Preformatted_20_Text"><text:span text:style-name="Source_20_Text">@app.post("/query")</text:span></text:p>
      <text:p text:style-name="Preformatted_20_Text"><text:span text:style-name="Source_20_Text">def query(payload: QueryPayload):</text:span></text:p>
      <text:p text:style-name="Preformatted_20_Text"><text:span text:style-name="Source_20_Text"><text:s text:c="4"/>q_emb = embed_model.encode([payload.question])</text:span></text:p>
      <text:p text:style-name="Preformatted_20_Text"><text:span text:style-name="Source_20_Text"><text:s text:c="4"/>results = collection.query(query_embeddings=q_emb, n_results=6)</text:span></text:p>
      <text:p text:style-name="Preformatted_20_Text"><text:span text:style-name="Source_20_Text"><text:s text:c="4"/>contexts = [</text:span></text:p>
      <text:p text:style-name="Preformatted_20_Text"><text:span text:style-name="Source_20_Text"><text:s text:c="8"/>{"text": doc, "file": meta["file"]}</text:span></text:p>
      <text:p text:style-name="Preformatted_20_Text"><text:span text:style-name="Source_20_Text"><text:s text:c="8"/>for doc, meta in zip(results["documents"][0], results["metadatas"][0])</text:span></text:p>
      <text:p text:style-name="Preformatted_20_Text"><text:span text:style-name="Source_20_Text"><text:s text:c="4"/>]</text:span></text:p>
      <text:p text:style-name="Preformatted_20_Text"><text:span text:style-name="Source_20_Text"><text:s text:c="4"/>prompt = build_prompt(payload.question, contexts)</text:span></text:p>
      <text:p text:style-name="Preformatted_20_Text"><text:span text:style-name="Source_20_Text"><text:s text:c="4"/>answer = query_ollama(cfg["ollama_model"], prompt)</text:span></text:p>
      <text:p text:style-name="P6"><text:span text:style-name="Source_20_Text"><text:s text:c="4"/>return {"answer": answer, "contexts": contexts}</text:span></text:p>
      <text:p text:style-name="Text_20_body">Run:</text:p>
      <text:p text:style-name="P6"><text:span text:style-name="Source_20_Text">uvicorn api:app --reload --port 8000</text:span></text:p>
      <text:p text:style-name="Text_20_body">Now you have <text:span text:style-name="Source_20_Text">POST /query</text:span> exactly as in the report.</text:p>
      <text:p text:style-name="Horizontal_20_Line"/>
      <text:h text:style-name="Heading_20_2" text:outline-level="2">8. (Optional) Add RabbitMQ‑driven incremental indexing</text:h>
      <text:p text:style-name="Text_20_body">Your whitepaper’s sequence diagram shows:</text:p>
      <text:p text:style-name="Quotations">“Git -&gt; Webhook -&gt; RabbitMQ -&gt; Indexer Pod -&gt; ChromaDB”</text:p>
      <text:p text:style-name="Text_20_body">You can approximate this locally later:</text:p>
      <text:list text:style-name="L6">
        <text:list-item>
          <text:p text:style-name="P13">Git post‑commit hook or GitHub webhook publishes a message (“docs_changed”) to RabbitMQ. </text:p>
        </text:list-item>
        <text:list-item>
          <text:p text:style-name="P13">An indexer process (or pod in RKE2) listens on a queue. </text:p>
        </text:list-item>
        <text:list-item>
          <text:p text:style-name="P13">On message, it: </text:p>
          <text:list>
            <text:list-item>
              <text:p text:style-name="P13">Diffs changed files </text:p>
            </text:list-item>
            <text:list-item>
              <text:p text:style-name="P13">Re‑embeds only those </text:p>
            </text:list-item>
            <text:list-item>
              <text:p text:style-name="P14">Updates ChromaDB </text:p>
            </text:list-item>
          </text:list>
        </text:list-item>
      </text:list>
      <text:p text:style-name="Text_20_body">For now, you can keep it simple: re‑run <text:span text:style-name="Source_20_Text">ingest.py</text:span> after meaningful changes.</text:p>
      <text:p text:style-name="Horizontal_20_Line"/>
      <text:h text:style-name="Heading_20_2" text:outline-level="2">9. Daily usage pattern</text:h>
      <text:list text:style-name="L7">
        <text:list-item>
          <text:p text:style-name="P15"><text:span text:style-name="Strong_20_Emphasis">Edit / add content</text:span> in <text:span text:style-name="Source_20_Text">reports/</text:span>, <text:span text:style-name="Source_20_Text">cluster/</text:span>, <text:span text:style-name="Source_20_Text">terraform/</text:span>, etc. </text:p>
        </text:list-item>
        <text:list-item>
          <text:p text:style-name="P15"><text:span text:style-name="Strong_20_Emphasis">Commit + push</text:span> to GitHub. </text:p>
        </text:list-item>
        <text:list-item>
          <text:p text:style-name="P15">On your Win11 box: </text:p>
          <text:list>
            <text:list-item>
              <text:p text:style-name="P15"><text:span text:style-name="Source_20_Text">git pull</text:span> </text:p>
            </text:list-item>
            <text:list-item>
              <text:p text:style-name="P15"><text:span text:style-name="Source_20_Text">python ingest.py</text:span> (or incremental variant) </text:p>
            </text:list-item>
          </text:list>
        </text:list-item>
        <text:list-item>
          <text:p text:style-name="P15">Run <text:span text:style-name="Source_20_Text">python query.py</text:span> or call the FastAPI endpoint. </text:p>
        </text:list-item>
        <text:list-item>
          <text:p text:style-name="P15"><text:soft-page-break/>For deeper research: </text:p>
          <text:list>
            <text:list-item>
              <text:p text:style-name="P15">Export a context summary from RAG </text:p>
            </text:list-item>
            <text:list-item>
              <text:p text:style-name="P15">Paste into Copilot/Gemini </text:p>
            </text:list-item>
            <text:list-item>
              <text:p text:style-name="P15">Save their outputs back into <text:span text:style-name="Source_20_Text">reports/</text:span> or <text:span text:style-name="Source_20_Text">research/</text:span> </text:p>
            </text:list-item>
            <text:list-item>
              <text:p text:style-name="P16">Re‑ingest. </text:p>
            </text:list-item>
          </text:list>
        </text:list-item>
      </text:list>
      <text:p text:style-name="Horizontal_20_Line"/>
      <text:p text:style-name="Text_20_body">If you’d like, next step we can tighten this into:</text:p>
      <text:list text:style-name="L8">
        <text:list-item>
          <text:p text:style-name="P17">A <text:span text:style-name="Strong_20_Emphasis">single </text:span><text:span text:style-name="Strong_20_Emphasis"><text:span text:style-name="Source_20_Text">Makefile</text:span></text:span><text:span text:style-name="Strong_20_Emphasis"> or PowerShell script</text:span> to run <text:span text:style-name="Source_20_Text">ingest</text:span> + <text:span text:style-name="Source_20_Text">query</text:span> </text:p>
        </text:list-item>
        <text:list-item>
          <text:p text:style-name="P17">Or a <text:span text:style-name="Strong_20_Emphasis">minimal “session driver” script</text:span> that: </text:p>
          <text:list>
            <text:list-item>
              <text:p text:style-name="P17">Pulls latest Git </text:p>
            </text:list-item>
            <text:list-item>
              <text:p text:style-name="P17">Re‑indexes </text:p>
            </text:list-item>
            <text:list-item>
              <text:p text:style-name="P18">Starts a Q&amp;A loop with automatic logging of each session into <text:span text:style-name="Source_20_Text">reports/sessions/</text:span>. </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4T19:14:36.225588100</meta:creation-date>
    <dc:date>2026-02-14T19:16:12.144175700</dc:date>
    <meta:editing-duration>PT1M36S</meta:editing-duration>
    <meta:editing-cycles>1</meta:editing-cycles>
    <meta:document-statistic meta:table-count="0" meta:image-count="0" meta:object-count="0" meta:page-count="8" meta:paragraph-count="254" meta:word-count="1240" meta:character-count="9984" meta:non-whitespace-character-count="8455"/>
    <meta:generator>LibreOffice/25.8.4.2$Windows_X86_64 LibreOffice_project/290daaa01b999472f0c7a3890eb6a550fd74c6df</meta:generator>
  </office:meta>
</office:document-meta>
</file>